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7F7F7F" fo:border-left="thin solid #000000" fo:border-right="none" style:vertical-align="middle" fo:background-color="#254061" style:cell-protect="hidden-and-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7F7F7F" fo:border-left="2pt solid #000000" fo:border-right="thin dotted #A5A5A5" style:vertical-align="middle" fo:background-color="#254061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7F7F7F" fo:border-left="thin dotted #A5A5A5" fo:border-right="thin dotted #A5A5A5" style:vertical-align="middle" fo:background-color="#254061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7F7F7F" fo:border-left="thin dotted #A5A5A5" fo:border-right="2pt solid #000000" style:vertical-align="middle" fo:background-color="#254061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7F7F7F" fo:border-bottom="thin solid #7F7F7F" fo:border-left="thin solid #000000" fo:border-right="none" style:vertical-align="top" style:cell-protect="hidden-and-protected" style:shrink-to-fit="true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7F7F7F" fo:border-bottom="thin solid #7F7F7F" fo:border-left="2pt solid #000000" fo:border-right="thin dotted #A5A5A5" style:vertical-align="top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7F7F7F" fo:border-bottom="thin solid #7F7F7F" fo:border-left="thin dotted #A5A5A5" fo:border-right="thin dotted #A5A5A5" style:vertical-align="to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7F7F7F" fo:border-bottom="thin solid #7F7F7F" fo:border-left="thin dotted #A5A5A5" fo:border-right="2pt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7F7F7F" fo:border-bottom="thin solid #7F7F7F" fo:border-left="thin solid #000000" fo:border-right="none" style:vertical-align="top" style:cell-protect="hidden-and-protected" style:shrink-to-fit="true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7F7F7F" fo:border-bottom="thin solid #7F7F7F" fo:border-left="2pt solid #000000" fo:border-right="thin dotted #A5A5A5" style:vertical-align="top" style:cell-protect="protected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7F7F7F" fo:border-bottom="thin solid #7F7F7F" fo:border-left="thin dotted #A5A5A5" fo:border-right="thin dotted #A5A5A5" style:vertical-align="top" style:cell-protect="none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7F7F7F" fo:border-bottom="thin solid #7F7F7F" fo:border-left="thin dotted #A5A5A5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30">
      <style:table-cell-properties fo:border-top="thin solid #7F7F7F" fo:border-bottom="thin solid #7F7F7F" fo:border-left="thin dotted #A5A5A5" fo:border-right="thin dotted #A5A5A5" style:vertical-align="top" fo:wrap-option="wrap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30">
      <style:table-cell-properties fo:border-top="thin solid #000000" fo:border-bottom="thin solid #7F7F7F" fo:border-left="thin dotted #A5A5A5" fo:border-right="thin dotted #A5A5A5" style:vertical-align="middle" fo:background-color="#254061" style:cell-protect="protected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7.96395833333333cm"/>
    </style:style>
    <style:style style:name="co5" style:family="table-column">
      <style:table-column-properties fo:break-before="auto" style:column-width="7.30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ogReviewTable" table:style-name="ta1" table:protected="true" table:print-ranges="LogReviewTable.B1:LogReviewTable.E1048576">
        <table:table-column table:style-name="co1" table:default-cell-style-name="ce10"/>
        <table:table-column table:style-name="co2" table:default-cell-style-name="ce11"/>
        <table:table-column table:style-name="co3" table:default-cell-style-name="ce12"/>
        <table:table-column table:style-name="co4" table:default-cell-style-name="ce14"/>
        <table:table-column table:style-name="co5" table:default-cell-style-name="ce13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Log Level</text:p>
          </table:table-cell>
          <table:table-cell office:value-type="string" table:style-name="ce4">
            <text:p>LogId</text:p>
          </table:table-cell>
          <table:table-cell office:value-type="string" table:style-name="ce15">
            <text:p>Log Message</text:p>
          </table:table-cell>
          <table:table-cell office:value-type="string" table:style-name="ce5">
            <text:p>Sources</text:p>
          </table:table-cell>
          <table:table-cell table:number-columns-repeated="16379" table:style-name="ce16"/>
        </table:table-row>
        <table:table-row table:style-name="ro2">
          <table:table-cell office:value-type="string" table:style-name="ce6">
            <text:p>AAAAAAAAAAAAAAAAAAAAAAAAAAAAAAAA</text:p>
          </table:table-cell>
          <table:table-cell office:value-type="string" table:style-name="ce7">
            <text:p>INFO</text:p>
          </table:table-cell>
          <table:table-cell office:value-type="string" table:style-name="ce8">
            <text:p>TMAC-234331</text:p>
          </table:table-cell>
          <table:table-cell office:value-type="string" table:style-name="ce14">
            <text:p>This is a test for a simple log message<text:s/><text:span text:style-name="T2">wrapping</text:span><text:s text:c="2"/>into the next line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string" table:style-name="ce6">
            <text:p>AAAAAAAAAAAAAAAAAAAAAAAAAAAAAAAA</text:p>
          </table:table-cell>
          <table:table-cell office:value-type="string" table:style-name="ce7">
            <text:p>INFO</text:p>
          </table:table-cell>
          <table:table-cell office:value-type="string" table:style-name="ce8">
            <text:p>TMAC-234331</text:p>
          </table:table-cell>
          <table:table-cell office:value-type="string" table:style-name="ce14">
            <text:p>This is a test for a simple log message<text:s/><text:span text:style-name="T2">wrapping</text:span><text:s text:c="2"/>into the next line</text:p>
          </table:table-cell>
          <table:table-cell table:style-name="ce9"/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90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>
        <style:region-left>
          <text:p>Log Review #PROJECT#</text:p>
        </style:region-left>
        <style:region-right>
          <text:p>Created by Log Support<text:s/></text:p>
          <text:p>IntelliJ IDEA Plugin by Juergen Kellerer</text:p>
        </style:region-right>
      </style:header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uergen Kellerer (WEB-EU)</meta:initial-creator>
    <dc:creator>Juergen Kellerer (WEB-EU)</dc:creator>
    <meta:creation-date>2010-05-02T12:15:47Z</meta:creation-date>
    <dc:date>2010-05-02T13:05:29Z</dc:date>
    <meta:print-date>2010-05-02T13:02:54Z</meta:print-date>
  </office:meta>
</office:document-meta>
</file>